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1C0300000546ABCAC000.svm"/>
  <manifest:file-entry manifest:media-type="" manifest:full-path="Pictures/2000000700001DFA00000F32416FDBA8.svm"/>
  <manifest:file-entry manifest:media-type="" manifest:full-path="Pictures/2000000700001DAB0000108AEBB3FF0A.svm"/>
  <manifest:file-entry manifest:media-type="" manifest:full-path="Pictures/200000070000298D00000D568123F807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 style:list-style-name="L1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 style:list-style-name="L2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7" style:family="paragraph" style:parent-style-name="Preformatted_20_Text">
      <style:paragraph-properties fo:margin-top="0cm" fo:margin-bottom="0.499cm" fo:line-height="125%" fo:background-color="#1c1c1c">
        <style:background-image/>
      </style:paragraph-properties>
      <style:text-properties fo:color="#ffffff"/>
    </style:style>
    <style:style style:name="P8" style:family="paragraph" style:parent-style-name="Preformatted_20_Text">
      <style:paragraph-properties fo:margin-top="0cm" fo:margin-bottom="0.499cm" fo:line-height="125%" fo:background-color="#1c1c1c">
        <style:background-image/>
      </style:paragraph-properties>
    </style:style>
    <style:style style:name="P9" style:family="paragraph" style:parent-style-name="Preformatted_20_Text">
      <style:paragraph-properties fo:margin-top="0cm" fo:margin-bottom="0.499cm" fo:line-height="125%" fo:background-color="#111111">
        <style:background-image/>
      </style:paragraph-properties>
    </style:style>
    <style:style style:name="P10" style:family="paragraph" style:parent-style-name="Preformatted_20_Text">
      <style:paragraph-properties fo:text-align="justify" style:justify-single-word="false" fo:background-color="#1c1c1c">
        <style:background-image/>
      </style:paragraph-properties>
      <style:text-properties style:text-underline-style="none" fo:font-weight="normal" style:font-weight-asian="normal" style:font-weight-complex="normal"/>
    </style:style>
    <style:style style:name="P11" style:family="paragraph" style:parent-style-name="Preformatted_20_Text">
      <style:paragraph-properties fo:line-height="125%" fo:background-color="#1c1c1c">
        <style:background-image/>
      </style:paragraph-properties>
    </style:style>
    <style:style style:name="P12" style:family="paragraph" style:parent-style-name="Preformatted_20_Text">
      <style:paragraph-properties fo:line-height="125%" fo:background-color="#1c1c1c">
        <style:background-image/>
      </style:paragraph-properties>
      <style:text-properties fo:color="#ffffff"/>
    </style:style>
    <style:style style:name="P13" style:family="paragraph" style:parent-style-name="Preformatted_20_Text">
      <style:paragraph-properties fo:text-align="justify" style:justify-single-word="false" fo:background-color="#111111">
        <style:background-image/>
      </style:paragraph-properties>
      <style:text-properties style:text-underline-style="none" fo:font-weight="normal" style:font-weight-asian="normal" style:font-weight-complex="normal"/>
    </style:style>
    <style:style style:name="P14" style:family="paragraph" style:parent-style-name="Preformatted_20_Text">
      <style:paragraph-properties fo:line-height="125%" fo:background-color="#111111">
        <style:background-image/>
      </style:paragraph-properties>
    </style:style>
    <style:style style:name="P15" style:family="paragraph" style:parent-style-name="Preformatted_20_Text">
      <style:paragraph-properties fo:line-height="125%" fo:background-color="#111111">
        <style:background-image/>
      </style:paragraph-properties>
      <style:text-properties fo: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b660a" fo:font-weight="bold"/>
    </style:style>
    <style:style style:name="T3" style:family="text">
      <style:text-properties fo:color="#fb660a" fo:font-style="normal" fo:font-weight="bold" style:font-style-asian="normal" style:font-style-complex="normal"/>
    </style:style>
    <style:style style:name="T4" style:family="text">
      <style:text-properties fo:color="#ff0086" fo:font-weight="bold"/>
    </style:style>
    <style:style style:name="T5" style:family="text">
      <style:text-properties fo:color="#ff0086" fo:font-style="normal" fo:font-weight="bold" style:font-style-asian="normal" style:font-style-complex="normal"/>
    </style:style>
    <style:style style:name="T6" style:family="text">
      <style:text-properties fo:color="#ffffff"/>
    </style:style>
    <style:style style:name="T7" style:family="text">
      <style:text-properties fo:color="#ffffff" fo:font-style="normal" style:font-style-asian="normal" style:font-style-complex="normal"/>
    </style:style>
    <style:style style:name="T8" style:family="text">
      <style:text-properties fo:color="#0086f7" fo:font-weight="bold"/>
    </style:style>
    <style:style style:name="T9" style:family="text">
      <style:text-properties fo:color="#0086d2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NERATORS</text:p>
      <text:p text:style-name="P1"/>
      <text:p text:style-name="P2"/>
      <text:list xml:id="list8001566726967254948" text:style-name="L1">
        <text:list-item>
          <text:p text:style-name="P4">Generators syntaxe</text:p>
        </text:list-item>
      </text:list>
      <text:p text:style-name="P3"/>
      <text:p text:style-name="P6">Les <text:span text:style-name="T1">generators </text:span>sont des fonctions qui renvoient un objet "spécial" sur lequel on peut itérer. La spécificité étant que cet objet va générer les objets en mode <text:span text:style-name="T1">lazy </text:span>: c'est-à-dire que chaque élément du <text:span text:style-name="T1">generator </text:span>ne sera généré qu'un à la fois et uniquement quand on le demandera. Pour cette raison, les <text:span text:style-name="T1">generators sont bien plus efficaces en termes d'utilisation mémoire</text:span>.</text:p>
      <text:p text:style-name="P6"/>
      <text:p text:style-name="P6">Voici un exemple basique de l'implémentation d'un <text:span text:style-name="T1">generator</text:span> :</text:p>
      <text:p text:style-name="P6"/>
      <text:p text:style-name="P10"><text:span text:style-name="T2">def</text:span> <text:span text:style-name="T4">my_generator</text:span><text:span text:style-name="T6">():</text:span></text:p>
      <text:p text:style-name="P11"><text:s text:c="4"/><text:span text:style-name="T2">yield</text:span> <text:span text:style-name="T8">1</text:span></text:p>
      <text:p text:style-name="P11"><text:s text:c="4"/><text:span text:style-name="T2">yield</text:span> <text:span text:style-name="T8">2</text:span></text:p>
      <text:p text:style-name="P11"><text:s text:c="4"/><text:span text:style-name="T2">yield</text:span> <text:span text:style-name="T8">3</text:span></text:p>
      <text:p text:style-name="P11"/>
      <text:p text:style-name="P11"><text:span text:style-name="T6">g</text:span> <text:span text:style-name="T6">=</text:span> <text:span text:style-name="T6">my_generator()</text:span></text:p>
      <text:p text:style-name="P11"/>
      <text:p text:style-name="P12">print(g)</text:p>
      <text:p text:style-name="P11"/>
      <text:p text:style-name="P11"><text:span text:style-name="T2">for</text:span> <text:span text:style-name="T6">i</text:span> <text:span text:style-name="T6">in</text:span> <text:span text:style-name="T6">g:</text:span></text:p>
      <text:p text:style-name="P11"><text:s text:c="4"/><text:span text:style-name="T6">print(i)</text:span></text:p>
      <text:p text:style-name="P11"/>
      <text:p text:style-name="P11"><text:span text:style-name="T6">print(</text:span><text:span text:style-name="T9">"--- ---"</text:span><text:span text:style-name="T6">)</text:span></text:p>
      <text:p text:style-name="P11"/>
      <text:p text:style-name="P11"><text:span text:style-name="T6">g2</text:span> <text:span text:style-name="T6">=</text:span> <text:span text:style-name="T6">my_generator()</text:span></text:p>
      <text:p text:style-name="P11"><text:span text:style-name="T6">value</text:span> <text:span text:style-name="T6">=</text:span> <text:span text:style-name="T6">next(g2)</text:span></text:p>
      <text:p text:style-name="P12">print(value)</text:p>
      <text:p text:style-name="P11"/>
      <text:p text:style-name="P11"><text:span text:style-name="T6">value</text:span> <text:span text:style-name="T6">=</text:span> <text:span text:style-name="T6">next(g2)</text:span></text:p>
      <text:p text:style-name="P7">print(value)</text:p>
      <text:p text:style-name="P6"><draw:frame draw:style-name="fr1" draw:name="images1" text:anchor-type="paragraph" svg:x="-0.021cm" svg:y="0.185cm" svg:width="10.636cm" svg:height="3.413cm" draw:z-index="0"><draw:image xlink:href="Pictures/200000070000298D00000D568123F807.svm" xlink:type="simple" xlink:show="embed" xlink:actuate="onLoad"/></draw:frame></text:p>
      <text:p text:style-name="P6"/>
      <text:p text:style-name="P6">On voit qu'on utilise le mot-clé <text:span text:style-name="T1">yield </text:span>afin de définir les éléments qui composeront notre <text:span text:style-name="T1">generator</text:span>. La fonction nous renvoie un <text:span text:style-name="T1">objet generator</text:span>. On peut ensuite itérer sur cet objet avec une boucle <text:span text:style-name="T1">for </text:span>toute simple.</text:p>
      <text:p text:style-name="P6"/>
      <text:p text:style-name="P6">On peut également accéder à chaque élément de manière séquentielle avec la fonction <text:span text:style-name="T1">next </text:span>portant sur un <text:span text:style-name="T1">generator</text:span> ; ce dernier conservera en mémoire à quel "yield" il s'est arrêté, et affichera le prochain <text:span text:style-name="T1">yield </text:span>avec la fonction <text:span text:style-name="T1">next</text:span> (ou lorsqu'on itère sur lui avec un <text:span text:style-name="T1">for</text:span>).</text:p>
      <text:p text:style-name="P6"/>
      <text:p text:style-name="P6">Puisque les <text:span text:style-name="T1">generator </text:span>sont des <text:span text:style-name="T10">iterables</text:span><text:span text:style-name="T11">, on peut s'en servir comme argument pour n'importe quelle fonction qui attend un </text:span><text:span text:style-name="T10">iterable</text:span><text:span text:style-name="T11">, comme par exemple </text:span><text:span text:style-name="T12">sum</text:span><text:span text:style-name="T11"> ou </text:span><text:span text:style-name="T12">sorted</text:span><text:span text:style-name="T11"> :</text:span></text:p>
      <text:p text:style-name="P6"><text:soft-page-break/><text:span text:style-name="T11"/></text:p>
      <text:p text:style-name="P13"><text:span text:style-name="T3">def</text:span><text:span text:style-name="T11"> </text:span><text:span text:style-name="T5">my_generator</text:span><text:span text:style-name="T7">():</text:span></text:p>
      <text:p text:style-name="P14"><text:s text:c="4"/><text:span text:style-name="T2">yield</text:span> <text:span text:style-name="T8">3</text:span></text:p>
      <text:p text:style-name="P14"><text:s text:c="4"/><text:span text:style-name="T2">yield</text:span> <text:span text:style-name="T8">2</text:span></text:p>
      <text:p text:style-name="P14"><text:s text:c="4"/><text:span text:style-name="T2">yield</text:span> <text:span text:style-name="T8">1</text:span></text:p>
      <text:p text:style-name="P14"/>
      <text:p text:style-name="P14"><text:span text:style-name="T6">g</text:span> <text:span text:style-name="T6">=</text:span> <text:span text:style-name="T6">my_generator()</text:span></text:p>
      <text:p text:style-name="P14"/>
      <text:p text:style-name="P15">print(sum(g))</text:p>
      <text:p text:style-name="P14"/>
      <text:p text:style-name="P14"><text:span text:style-name="T6">g2</text:span> <text:span text:style-name="T6">=</text:span> <text:span text:style-name="T6">my_generator()</text:span></text:p>
      <text:p text:style-name="P9"><text:span text:style-name="T6">print(sorted(g2))</text:span></text:p>
      <text:p text:style-name="P6"><draw:frame draw:style-name="fr1" draw:name="images2" text:anchor-type="paragraph" svg:x="0.046cm" svg:y="0cm" svg:width="7.17cm" svg:height="1.349cm" draw:z-index="1"><draw:image xlink:href="Pictures/2000000700001C0300000546ABCAC000.svm" xlink:type="simple" xlink:show="embed" xlink:actuate="onLoad"/></draw:frame></text:p>
      <text:p text:style-name="P6"/>
      <text:p text:style-name="P6">Un autre exemple de <text:span text:style-name="T1">generator</text:span>, montrant bien l'exécution séquentielle des <text:span text:style-name="T1">yields</text:span> :</text:p>
      <text:p text:style-name="P6"/>
      <text:p text:style-name="P10"><text:span text:style-name="T2">def</text:span> <text:span text:style-name="T4">countdown</text:span><text:span text:style-name="T6">(num):</text:span></text:p>
      <text:p text:style-name="P11"><text:s text:c="4"/><text:span text:style-name="T6">print(</text:span><text:span text:style-name="T9">"Starting !"</text:span><text:span text:style-name="T6">)</text:span></text:p>
      <text:p text:style-name="P11"><text:s text:c="4"/><text:span text:style-name="T2">while</text:span> <text:span text:style-name="T6">(num</text:span> <text:span text:style-name="T6">&gt;</text:span> <text:span text:style-name="T8">0</text:span><text:span text:style-name="T6">):</text:span></text:p>
      <text:p text:style-name="P11"><text:s text:c="8"/><text:span text:style-name="T2">yield</text:span> <text:span text:style-name="T6">num</text:span></text:p>
      <text:p text:style-name="P11"><text:s text:c="8"/><text:span text:style-name="T6">num</text:span> <text:span text:style-name="T6">-=</text:span> <text:span text:style-name="T8">1</text:span></text:p>
      <text:p text:style-name="P11"/>
      <text:p text:style-name="P11"><text:span text:style-name="T6">cd</text:span> <text:span text:style-name="T6">=</text:span> <text:span text:style-name="T6">countdown(</text:span><text:span text:style-name="T8">10</text:span><text:span text:style-name="T6">)</text:span></text:p>
      <text:p text:style-name="P11"/>
      <text:p text:style-name="P11"><text:span text:style-name="T2">for</text:span> <text:span text:style-name="T6">i</text:span> <text:span text:style-name="T6">in</text:span> <text:span text:style-name="T6">range(</text:span><text:span text:style-name="T8">5</text:span><text:span text:style-name="T6">):</text:span></text:p>
      <text:p text:style-name="P11"><text:s text:c="4"/><text:span text:style-name="T6">print(next(cd))</text:span></text:p>
      <text:p text:style-name="P11"/>
      <text:p text:style-name="P12">print(next(cd))</text:p>
      <text:p text:style-name="P12">print(next(cd))</text:p>
      <text:p text:style-name="P8"><text:span text:style-name="T6">print(next(cd))</text:span></text:p>
      <text:p text:style-name="P6"><draw:frame draw:style-name="fr1" draw:name="images3" text:anchor-type="paragraph" svg:x="0.097cm" svg:y="-0.238cm" svg:width="7.595cm" svg:height="4.233cm" draw:z-index="2"><draw:image xlink:href="Pictures/2000000700001DAB0000108AEBB3FF0A.svm" xlink:type="simple" xlink:show="embed" xlink:actuate="onLoad"/></draw:frame></text:p>
      <text:p text:style-name="P6"/>
      <text:list xml:id="list7784456821080068264" text:style-name="L2">
        <text:list-item>
          <text:p text:style-name="P5">Generators efficiency</text:p>
        </text:list-item>
      </text:list>
      <text:p text:style-name="P6"/>
      <text:p text:style-name="P6">Comme relevé ci-dessus, un objet <text:span text:style-name="T1">generator </text:span>ne génère les éléments qui le composent que lorsqu'ils lui sont demandés, au fur et à mesure qu'on itère sur lui. Voici un exemple qui démontre l'efficacité en termes d'utilisation mémoire des <text:span text:style-name="T1">generators </text:span>par rapport à des conteneurs plus classiques, en particulier lorsqu'on traite de grands ensembles de données :</text:p>
      <text:p text:style-name="P6"/>
      <text:p text:style-name="P6"><text:soft-page-break/></text:p>
      <text:p text:style-name="P10"><text:span text:style-name="T2">import</text:span> <text:span text:style-name="T6">sys</text:span></text:p>
      <text:p text:style-name="P11"/>
      <text:p text:style-name="P11"><text:span text:style-name="T2">def</text:span> <text:span text:style-name="T4">firstn</text:span><text:span text:style-name="T6">(n):</text:span></text:p>
      <text:p text:style-name="P11"><text:s text:c="4"/><text:span text:style-name="T6">nums</text:span> <text:span text:style-name="T6">=</text:span> <text:span text:style-name="T6">[]</text:span></text:p>
      <text:p text:style-name="P11"><text:s text:c="4"/><text:span text:style-name="T6">num</text:span> <text:span text:style-name="T6">=</text:span> <text:span text:style-name="T8">0</text:span></text:p>
      <text:p text:style-name="P11"><text:s text:c="4"/><text:span text:style-name="T2">while</text:span> <text:span text:style-name="T6">(num</text:span> <text:span text:style-name="T6">&lt;</text:span> <text:span text:style-name="T6">n):</text:span></text:p>
      <text:p text:style-name="P11"><text:s text:c="8"/><text:span text:style-name="T6">nums.append(num)</text:span></text:p>
      <text:p text:style-name="P11"><text:s text:c="8"/><text:span text:style-name="T6">num</text:span> <text:span text:style-name="T6">+=</text:span> <text:span text:style-name="T8">1</text:span></text:p>
      <text:p text:style-name="P11"><text:s text:c="4"/><text:span text:style-name="T2">return</text:span> <text:span text:style-name="T6">nums</text:span></text:p>
      <text:p text:style-name="P11"/>
      <text:p text:style-name="P11"><text:span text:style-name="T2">def</text:span> <text:span text:style-name="T4">generator_firstn</text:span><text:span text:style-name="T6">(n):</text:span></text:p>
      <text:p text:style-name="P11"><text:s text:c="4"/><text:span text:style-name="T6">num</text:span> <text:span text:style-name="T6">=</text:span> <text:span text:style-name="T8">0</text:span></text:p>
      <text:p text:style-name="P11"><text:s text:c="4"/><text:span text:style-name="T2">while</text:span> <text:span text:style-name="T6">(num</text:span> <text:span text:style-name="T6">&lt;</text:span> <text:span text:style-name="T6">n):</text:span></text:p>
      <text:p text:style-name="P11"><text:s text:c="8"/><text:span text:style-name="T2">yield</text:span> <text:span text:style-name="T6">num</text:span></text:p>
      <text:p text:style-name="P11"><text:s text:c="8"/><text:span text:style-name="T6">num</text:span> <text:span text:style-name="T6">+=</text:span> <text:span text:style-name="T8">1</text:span></text:p>
      <text:p text:style-name="P11"/>
      <text:p text:style-name="P11"><text:span text:style-name="T6">print(sum(firstn(</text:span><text:span text:style-name="T8">1000</text:span><text:span text:style-name="T6">)))</text:span></text:p>
      <text:p text:style-name="P11"><text:span text:style-name="T6">print(sum(generator_firstn(</text:span><text:span text:style-name="T8">1000</text:span><text:span text:style-name="T6">)))</text:span></text:p>
      <text:p text:style-name="P11"/>
      <text:p text:style-name="P11"><text:span text:style-name="T6">print(</text:span><text:span text:style-name="T9">"--- ---"</text:span><text:span text:style-name="T6">)</text:span></text:p>
      <text:p text:style-name="P11"/>
      <text:p text:style-name="P11"><text:span text:style-name="T6">print(sys.getsizeof(firstn(</text:span><text:span text:style-name="T8">1000</text:span><text:span text:style-name="T6">)))</text:span></text:p>
      <text:p text:style-name="P11"><text:span text:style-name="T6">print(sys.getsizeof(generator_firstn(</text:span><text:span text:style-name="T8">1000</text:span><text:span text:style-name="T6">)))</text:span></text:p>
      <text:p text:style-name="P11"/>
      <text:p text:style-name="P11"><text:span text:style-name="T6">print(</text:span><text:span text:style-name="T9">"--- ---"</text:span><text:span text:style-name="T6">)</text:span></text:p>
      <text:p text:style-name="P11"/>
      <text:p text:style-name="P11"><text:span text:style-name="T6">print(sys.getsizeof(firstn(</text:span><text:span text:style-name="T8">10000</text:span><text:span text:style-name="T6">)))</text:span></text:p>
      <text:p text:style-name="P8"><text:span text:style-name="T6">print(sys.getsizeof(generator_firstn(</text:span><text:span text:style-name="T8">10000</text:span><text:span text:style-name="T6">)))</text:span></text:p>
      <text:p text:style-name="P6">On voit ici deux implémentations d'une fonction qui génère un container avec tous les nombres de <text:span text:style-name="T1">0</text:span> à <text:span text:style-name="T1">n</text:span>, qu'on peut ensuite utiliser par exemple avec une fonction <text:span text:style-name="T1">sum</text:span>, ou peu importe. La première implémentation est une implémentation classique qui utilise une <text:span text:style-name="T1">liste </text:span>et y ajoute chaque nombre de 0 à n, avant de calculer la somme de ses éléments. La seconde implémentation utilise un <text:span text:style-name="T1">generator</text:span>.</text:p>
      <text:p text:style-name="P6"/>
      <text:p text:style-name="P6">On calcule ensuite la taille des conteneurs retournés par ces deux implémentations, pour <text:span text:style-name="T1">1000 </text:span>éléments d'abord, et <text:span text:style-name="T1">10000</text:span> ensuite :</text:p>
      <text:p text:style-name="P6"><draw:frame draw:style-name="fr1" draw:name="images4" text:anchor-type="paragraph" svg:x="0.058cm" svg:y="0.275cm" svg:width="7.675cm" svg:height="3.889cm" draw:z-index="3"><draw:image xlink:href="Pictures/2000000700001DFA00000F32416FDBA8.svm" xlink:type="simple" xlink:show="embed" xlink:actuate="onLoad"/></draw:frame></text:p>
      <text:p text:style-name="P6">On voit que non seulement le <text:span text:style-name="T1">generator </text:span>prend bien moins de place que l'implémentation par <text:span text:style-name="T1">liste</text:span>, mais également que sa taille reste <text:span text:style-name="T1">constante</text:span>, peu importe le nombre d'éléments qu'il contient, ce qui fait sens puisque les éléments sont en réalité générés au fur et à mesu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6M20S</meta:editing-duration>
    <meta:editing-cycles>4</meta:editing-cycles>
    <meta:generator>OpenOffice/4.1.11$Win32 OpenOffice.org_project/4111m1$Build-9808</meta:generator>
    <dc:date>2022-04-03T14:24:12.79</dc:date>
    <meta:document-statistic meta:table-count="0" meta:image-count="4" meta:object-count="0" meta:page-count="3" meta:paragraph-count="67" meta:word-count="504" meta:character-count="3339"/>
    <meta:user-defined meta:name="Info 1"/>
    <meta:user-defined meta:name="Info 2"/>
    <meta:user-defined meta:name="Info 3"/>
    <meta:user-defined meta:name="Info 4"/>
  </office:meta>
</office:document-meta>
</file>